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47cm" fo:min-width="1.15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751cm" fo:min-width="0.199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="Rounded_20_short_20_Arrow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5.97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2.77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181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style:text-line-through-style="solid" style:text-line-through-type="single"/>
    </style:style>
    <style:style style:name="P7" style:family="paragraph">
      <loext:graphic-properties draw:fill-color="#ffffff"/>
      <style:paragraph-properties fo:text-align="center"/>
      <style:text-properties style:text-line-through-style="solid" style:text-line-through-type="singl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text-line-through-style="none" style:text-line-through-type="none"/>
    </style:style>
    <style:style style:name="P10" style:family="paragraph">
      <loext:graphic-properties draw:fill-color="#ffffff"/>
      <style:paragraph-properties fo:text-align="center"/>
      <style:text-properties style:text-line-through-style="none" style:text-line-through-type="none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color="#00a933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style:text-line-through-style="none" style:text-line-through-type="none" fo:font-size="18pt"/>
    </style:style>
    <style:style style:name="P16" style:family="paragraph">
      <loext:graphic-properties draw:fill-color="#ffffff"/>
      <style:paragraph-properties fo:text-align="center"/>
      <style:text-properties style:text-line-through-style="none" style:text-line-through-type="none" fo:font-size="18pt"/>
    </style:style>
    <style:style style:name="P17" style:family="paragraph">
      <style:text-properties fo:font-size="24pt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9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397cm" svg:x="1.711cm" svg:y="4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5.035cm" svg:y="4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69cm" svg:y="4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366cm" svg:y="4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0.042cm" svg:y="4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719cm" svg:y="4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3.388cm" svg:y="4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395cm" svg:y="4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1.397cm" svg:x="4.711cm" svg:y="9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1.397cm" svg:x="8.035cm" svg:y="9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1.397cm" svg:x="9.69cm" svg:y="9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397cm" svg:x="11.366cm" svg:y="9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397cm" svg:x="13.042cm" svg:y="9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397cm" svg:x="14.719cm" svg:y="9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1.397cm" svg:x="6.388cm" svg:y="9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51cm" svg:height="1.397cm" svg:x="16.395cm" svg:y="9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.71cm" svg:y="12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7.034cm" svg:y="12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689cm" svg:y="12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5.387cm" svg:y="12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2.365cm" svg:y="12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041cm" svg:y="12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5.718cm" svg:y="12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7.394cm" svg:y="12.683cm">
          <text:p text:style-name="P1">50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716cm" svg:y1="11.033cm" svg:x2="15.859cm" svg:y2="12.811cm">
          <text:p/>
        </draw:line>
        <draw:line draw:style-name="gr6" draw:text-style-name="P5" draw:layer="layout" svg:x1="8.112cm" svg:y1="11.033cm" svg:x2="6.969cm" svg:y2="12.811cm">
          <text:p/>
        </draw:line>
        <draw:custom-shape draw:style-name="gr4" draw:text-style-name="P2" draw:layer="layout" svg:width="1.651cm" svg:height="1.397cm" svg:x="4.711cm" svg:y="17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035cm" svg:y="17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9.69cm" svg:y="17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1.366cm" svg:y="17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3.042cm" svg:y="17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719cm" svg:y="17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6.388cm" svg:y="17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6.395cm" svg:y="17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.71cm" svg:y="20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7.034cm" svg:y="20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689cm" svg:y="20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5.387cm" svg:y="20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2.365cm" svg:y="20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041cm" svg:y="20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5.718cm" svg:y="20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7.394cm" svg:y="20.683cm">
          <text:p text:style-name="P1">50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1.651cm" svg:height="1.397cm" svg:x="4.711cm" svg:y="2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035cm" svg:y="2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9.69cm" svg:y="2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1.366cm" svg:y="2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3.042cm" svg:y="2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719cm" svg:y="2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6.388cm" svg:y="2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6.395cm" svg:y="2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.71cm" svg:y="5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7.034cm" svg:y="5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689cm" svg:y="5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5.387cm" svg:y="5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2.365cm" svg:y="5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041cm" svg:y="5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5.718cm" svg:y="5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7.394cm" svg:y="5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.71cm" svg:y="8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7.034cm" svg:y="8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8.689cm" svg:y="8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5.387cm" svg:y="8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2.365cm" svg:y="8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4.041cm" svg:y="8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5.718cm" svg:y="8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7.394cm" svg:y="8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97cm" svg:height="1.143cm" svg:x="6.342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397cm" svg:height="1.143cm" svg:x="15.042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xml:id="id14" draw:id="id14" draw:layer="layout" svg:width="1.651cm" svg:height="1.397cm" svg:x="4.711cm" svg:y="15.68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1.651cm" svg:height="1.397cm" svg:x="8.035cm" svg:y="15.68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1.651cm" svg:height="1.397cm" svg:x="9.69cm" svg:y="15.68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4" draw:text-style-name="P7" xml:id="id16" draw:id="id16" draw:layer="layout" svg:width="1.651cm" svg:height="1.397cm" svg:x="11.366cm" svg:y="15.68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651cm" svg:height="1.397cm" svg:x="13.042cm" svg:y="15.68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1.651cm" svg:height="1.397cm" svg:x="14.719cm" svg:y="15.68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1.651cm" svg:height="1.397cm" svg:x="6.388cm" svg:y="15.68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1.651cm" svg:height="1.397cm" svg:x="16.395cm" svg:y="15.683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651cm" svg:height="1.397cm" svg:x="3.71cm" svg:y="21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.651cm" svg:height="1.397cm" svg:x="7.034cm" svg:y="21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651cm" svg:height="1.397cm" svg:x="8.689cm" svg:y="21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651cm" svg:height="1.397cm" svg:x="5.387cm" svg:y="21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.651cm" svg:height="1.397cm" svg:x="12.365cm" svg:y="21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651cm" svg:height="1.397cm" svg:x="14.041cm" svg:y="21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1.651cm" svg:height="1.397cm" svg:x="15.718cm" svg:y="21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651cm" svg:height="1.397cm" svg:x="17.394cm" svg:y="21.683cm">
          <text:p text:style-name="P1">96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4.535cm" svg:y1="21.683cm" svg:x2="7.213cm" svg:y2="17.08cm" draw:start-shape="id1" draw:start-glue-point="0" draw:end-shape="id2" draw:end-glue-point="2" svg:d="M4535 21683l2678-4603" svg:viewBox="0 0 2679 4604">
          <text:p/>
        </draw:connector>
        <draw:connector draw:style-name="gr8" draw:text-style-name="P5" draw:layer="layout" draw:type="line" svg:x1="7.859cm" svg:y1="21.683cm" svg:x2="13.867cm" svg:y2="17.08cm" draw:start-shape="id3" draw:start-glue-point="0" draw:end-shape="id4" draw:end-glue-point="2" svg:d="M7859 21683l6008-4603" svg:viewBox="0 0 6009 4604">
          <text:p/>
        </draw:connector>
        <draw:connector draw:style-name="gr8" draw:text-style-name="P5" draw:layer="layout" draw:type="line" svg:x1="9.514cm" svg:y1="21.683cm" svg:x2="15.544cm" svg:y2="17.08cm" draw:start-shape="id5" draw:start-glue-point="0" draw:end-shape="id6" draw:end-glue-point="2" svg:d="M9514 21683l6030-4603" svg:viewBox="0 0 6031 4604">
          <text:p/>
        </draw:connector>
        <draw:connector draw:style-name="gr8" draw:text-style-name="P5" draw:layer="layout" draw:type="line" svg:x1="18.219cm" svg:y1="21.683cm" svg:x2="17.22cm" svg:y2="17.08cm" draw:start-shape="id7" draw:start-glue-point="0" draw:end-shape="id8" draw:end-glue-point="2" svg:d="M18219 21683l-999-4603" svg:viewBox="0 0 1000 4604">
          <text:p/>
        </draw:connector>
        <draw:connector draw:style-name="gr8" draw:text-style-name="P5" draw:layer="layout" draw:type="line" svg:x1="6.212cm" svg:y1="21.683cm" svg:x2="10.515cm" svg:y2="17.08cm" draw:start-shape="id9" draw:start-glue-point="0" draw:end-shape="id10" draw:end-glue-point="2" svg:d="M6212 21683l4303-4603" svg:viewBox="0 0 4304 4604">
          <text:p/>
        </draw:connector>
        <draw:connector draw:style-name="gr8" draw:text-style-name="P5" draw:layer="layout" draw:type="line" svg:x1="14.866cm" svg:y1="21.683cm" svg:x2="8.86cm" svg:y2="17.08cm" draw:start-shape="id11" draw:start-glue-point="0" draw:end-shape="id12" draw:end-glue-point="2" svg:d="M14866 21683l-6006-4603" svg:viewBox="0 0 6007 4604">
          <text:p/>
        </draw:connector>
        <draw:connector draw:style-name="gr8" draw:text-style-name="P5" draw:layer="layout" draw:type="line" svg:x1="13.19cm" svg:y1="21.683cm" svg:x2="5.536cm" svg:y2="17.08cm" draw:start-shape="id13" draw:start-glue-point="0" draw:end-shape="id14" draw:end-glue-point="2" svg:d="M13190 21683l-7654-4603" svg:viewBox="0 0 7655 4604">
          <text:p/>
        </draw:connector>
        <draw:connector draw:style-name="gr8" draw:text-style-name="P5" draw:layer="layout" draw:type="line" svg:x1="16.543cm" svg:y1="21.683cm" svg:x2="12.191cm" svg:y2="17.08cm" draw:start-shape="id15" draw:start-glue-point="0" draw:end-shape="id16" draw:end-glue-point="2" svg:d="M16543 21683l-4352-4603" svg:viewBox="0 0 4353 4604">
          <text:p/>
        </draw:connector>
        <draw:frame draw:style-name="gr9" draw:text-style-name="P8" draw:layer="layout" svg:width="13.208cm" svg:height="1.016cm" svg:x="4.81cm" svg:y="14.716cm">
          <draw:text-box>
            <text:p><text:s/>17 <text:s text:c="4"/>24 <text:s text:c="4"/>31 <text:s text:c="5"/>45 <text:s text:c="4"/>50 <text:s text:c="5"/>63 <text:s text:c="4"/>85 <text:s text:c="5"/>96</text:p>
          </draw:text-box>
        </draw:frame>
        <draw:custom-shape draw:style-name="gr4" draw:text-style-name="P2" draw:layer="layout" svg:width="1.651cm" svg:height="1.397cm" svg:x="21.711cm" svg:y="5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5.035cm" svg:y="5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6.69cm" svg:y="5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8.366cm" svg:y="5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0.042cm" svg:y="5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1.719cm" svg:y="5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3.388cm" svg:y="5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3.395cm" svg:y="5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0.71cm" svg:y="11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4.034cm" svg:y="11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5.689cm" svg:y="11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2.387cm" svg:y="11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29.365cm" svg:y="11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1.041cm" svg:y="11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2.718cm" svg:y="11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34.394cm" svg:y="11.683cm">
          <text:p text:style-name="P1">96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10" xml:id="id30" draw:id="id30" draw:layer="layout" svg:width="1.651cm" svg:height="1.397cm" svg:x="4.711cm" svg:y="2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28" draw:id="id28" draw:layer="layout" svg:width="1.651cm" svg:height="1.397cm" svg:x="8.035cm" svg:y="2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26" draw:id="id26" draw:layer="layout" svg:width="1.651cm" svg:height="1.397cm" svg:x="9.69cm" svg:y="2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32" draw:id="id32" draw:layer="layout" svg:width="1.651cm" svg:height="1.397cm" svg:x="11.366cm" svg:y="2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xml:id="id20" draw:id="id20" draw:layer="layout" svg:width="1.651cm" svg:height="1.397cm" svg:x="13.042cm" svg:y="2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22" draw:id="id22" draw:layer="layout" svg:width="1.651cm" svg:height="1.397cm" svg:x="14.719cm" svg:y="2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18" draw:id="id18" draw:layer="layout" svg:width="1.651cm" svg:height="1.397cm" svg:x="6.388cm" svg:y="2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24" draw:id="id24" draw:layer="layout" svg:width="1.651cm" svg:height="1.397cm" svg:x="16.395cm" svg:y="2.683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1.651cm" svg:height="1.397cm" svg:x="3.71cm" svg:y="8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1.651cm" svg:height="1.397cm" svg:x="7.034cm" svg:y="8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1.651cm" svg:height="1.397cm" svg:x="8.689cm" svg:y="8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1.651cm" svg:height="1.397cm" svg:x="5.387cm" svg:y="8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1.651cm" svg:height="1.397cm" svg:x="12.365cm" svg:y="8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1.651cm" svg:height="1.397cm" svg:x="14.041cm" svg:y="8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1.651cm" svg:height="1.397cm" svg:x="15.718cm" svg:y="8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4" draw:text-style-name="P2" xml:id="id23" draw:id="id23" draw:layer="layout" svg:width="1.651cm" svg:height="1.397cm" svg:x="17.394cm" svg:y="8.683cm">
          <text:p text:style-name="P1">96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4.535cm" svg:y1="8.683cm" svg:x2="7.213cm" svg:y2="4.08cm" draw:start-shape="id17" draw:start-glue-point="0" draw:end-shape="id18" draw:end-glue-point="2" svg:d="M4535 8683l2678-4603" svg:viewBox="0 0 2679 4604">
          <text:p/>
        </draw:connector>
        <draw:connector draw:style-name="gr8" draw:text-style-name="P5" draw:layer="layout" draw:type="line" svg:x1="7.859cm" svg:y1="8.683cm" svg:x2="13.867cm" svg:y2="4.08cm" draw:start-shape="id19" draw:start-glue-point="0" draw:end-shape="id20" draw:end-glue-point="2" svg:d="M7859 8683l6008-4603" svg:viewBox="0 0 6009 4604">
          <text:p/>
        </draw:connector>
        <draw:connector draw:style-name="gr8" draw:text-style-name="P5" draw:layer="layout" draw:type="line" svg:x1="9.514cm" svg:y1="8.683cm" svg:x2="15.544cm" svg:y2="4.08cm" draw:start-shape="id21" draw:start-glue-point="0" draw:end-shape="id22" draw:end-glue-point="2" svg:d="M9514 8683l6030-4603" svg:viewBox="0 0 6031 4604">
          <text:p/>
        </draw:connector>
        <draw:connector draw:style-name="gr8" draw:text-style-name="P5" draw:layer="layout" draw:type="line" svg:x1="18.219cm" svg:y1="8.683cm" svg:x2="17.22cm" svg:y2="4.08cm" draw:start-shape="id23" draw:start-glue-point="0" draw:end-shape="id24" draw:end-glue-point="2" svg:d="M18219 8683l-999-4603" svg:viewBox="0 0 1000 4604">
          <text:p/>
        </draw:connector>
        <draw:connector draw:style-name="gr8" draw:text-style-name="P5" draw:layer="layout" draw:type="line" svg:x1="6.212cm" svg:y1="8.683cm" svg:x2="10.515cm" svg:y2="4.08cm" draw:start-shape="id25" draw:start-glue-point="0" draw:end-shape="id26" draw:end-glue-point="2" svg:d="M6212 8683l4303-4603" svg:viewBox="0 0 4304 4604">
          <text:p/>
        </draw:connector>
        <draw:connector draw:style-name="gr8" draw:text-style-name="P5" draw:layer="layout" draw:type="line" svg:x1="14.866cm" svg:y1="8.683cm" svg:x2="8.86cm" svg:y2="4.08cm" draw:start-shape="id27" draw:start-glue-point="0" draw:end-shape="id28" draw:end-glue-point="2" svg:d="M14866 8683l-6006-4603" svg:viewBox="0 0 6007 4604">
          <text:p/>
        </draw:connector>
        <draw:connector draw:style-name="gr8" draw:text-style-name="P5" draw:layer="layout" draw:type="line" svg:x1="13.19cm" svg:y1="8.683cm" svg:x2="5.536cm" svg:y2="4.08cm" draw:start-shape="id29" draw:start-glue-point="0" draw:end-shape="id30" draw:end-glue-point="2" svg:d="M13190 8683l-7654-4603" svg:viewBox="0 0 7655 4604">
          <text:p/>
        </draw:connector>
        <draw:connector draw:style-name="gr8" draw:text-style-name="P5" draw:layer="layout" draw:type="line" svg:x1="16.543cm" svg:y1="8.683cm" svg:x2="12.191cm" svg:y2="4.08cm" draw:start-shape="id31" draw:start-glue-point="0" draw:end-shape="id32" draw:end-glue-point="2" svg:d="M16543 8683l-4352-4603" svg:viewBox="0 0 4353 4604">
          <text:p/>
        </draw:connector>
        <draw:custom-shape draw:style-name="gr4" draw:text-style-name="P10" draw:layer="layout" svg:width="1.651cm" svg:height="1.397cm" svg:x="4.711cm" svg:y="12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2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12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2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2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2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2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2.683cm">
          <text:p text:style-name="P9">96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10" draw:layer="layout" svg:width="1.651cm" svg:height="1.397cm" svg:x="4.711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2.683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6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6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6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6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6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6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6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6.683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11cm" svg:y="11.683cm">
          <text:p text:style-name="P9">??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15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15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15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15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15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15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15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15.683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11cm" svg:y="20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2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24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24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24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24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24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24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24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24.683cm">
          <text:p text:style-name="P9">96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" draw:text-style-name="P10" draw:layer="layout" svg:width="1.651cm" svg:height="1.397cm" svg:x="4.711cm" svg:y="1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34" draw:id="id34" draw:layer="layout" svg:width="1.651cm" svg:height="1.397cm" svg:x="3.71cm" svg:y="5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5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5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5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36" draw:id="id36" draw:layer="layout" svg:width="1.651cm" svg:height="1.397cm" svg:x="12.365cm" svg:y="5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5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5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5.683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33" draw:id="id33" draw:layer="layout" svg:width="0.739cm" svg:height="1.195cm" svg:x="4.166cm" svg:y="3.802cm">
          <draw:text-box>
            <text:p><text:span text:style-name="T1">i</text:span></text:p>
          </draw:text-box>
        </draw:frame>
        <draw:connector draw:style-name="gr11" draw:text-style-name="P5" draw:layer="layout" draw:type="line" svg:x1="4.535cm" svg:y1="4.997cm" svg:x2="4.535cm" svg:y2="5.683cm" draw:start-shape="id33" draw:start-glue-point="2" draw:end-shape="id34" draw:end-glue-point="0" svg:d="M4535 4997v686" svg:viewBox="0 0 1 687">
          <text:p/>
        </draw:connector>
        <draw:frame draw:style-name="gr10" draw:text-style-name="P11" xml:id="id35" draw:id="id35" draw:layer="layout" svg:width="0.739cm" svg:height="1.195cm" svg:x="12.821cm" svg:y="3.803cm">
          <draw:text-box>
            <text:p><text:span text:style-name="T1">j</text:span></text:p>
          </draw:text-box>
        </draw:frame>
        <draw:connector draw:style-name="gr11" draw:text-style-name="P5" draw:layer="layout" draw:type="line" svg:x1="13.19cm" svg:y1="4.998cm" svg:x2="13.19cm" svg:y2="5.683cm" draw:start-shape="id35" draw:start-glue-point="2" draw:end-shape="id36" draw:end-glue-point="0" svg:d="M13190 4998v685" svg:viewBox="0 0 1 686">
          <text:p/>
        </draw:connector>
        <draw:custom-shape draw:style-name="gr4" draw:text-style-name="P10" draw:layer="layout" svg:width="1.651cm" svg:height="1.397cm" svg:x="4.711cm" svg:y="9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9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38" draw:id="id38" draw:layer="layout" svg:width="1.651cm" svg:height="1.397cm" svg:x="3.71cm" svg:y="13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13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13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13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13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40" draw:id="id40" draw:layer="layout" svg:width="1.651cm" svg:height="1.397cm" svg:x="14.041cm" svg:y="13.683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13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13.683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37" draw:id="id37" draw:layer="layout" svg:width="0.739cm" svg:height="1.195cm" svg:x="4.166cm" svg:y="11.802cm">
          <draw:text-box>
            <text:p><text:span text:style-name="T1">i</text:span></text:p>
          </draw:text-box>
        </draw:frame>
        <draw:connector draw:style-name="gr11" draw:text-style-name="P5" draw:layer="layout" draw:type="line" svg:x1="4.535cm" svg:y1="12.997cm" svg:x2="4.535cm" svg:y2="13.683cm" draw:start-shape="id37" draw:start-glue-point="2" draw:end-shape="id38" draw:end-glue-point="0" svg:d="M4535 12997v686" svg:viewBox="0 0 1 687">
          <text:p/>
        </draw:connector>
        <draw:frame draw:style-name="gr10" draw:text-style-name="P11" xml:id="id39" draw:id="id39" draw:layer="layout" svg:width="0.739cm" svg:height="1.195cm" svg:x="14.497cm" svg:y="11.803cm">
          <draw:text-box>
            <text:p><text:span text:style-name="T1">j</text:span></text:p>
          </draw:text-box>
        </draw:frame>
        <draw:connector draw:style-name="gr11" draw:text-style-name="P5" draw:layer="layout" draw:type="line" svg:x1="14.866cm" svg:y1="12.998cm" svg:x2="14.866cm" svg:y2="13.683cm" draw:start-shape="id39" draw:start-glue-point="2" draw:end-shape="id40" draw:end-glue-point="0" svg:d="M14866 12998v685" svg:viewBox="0 0 1 686">
          <text:p/>
        </draw:connector>
        <draw:custom-shape draw:style-name="gr4" draw:text-style-name="P10" draw:layer="layout" svg:width="1.651cm" svg:height="1.397cm" svg:x="4.711cm" svg:y="17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7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7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42" draw:id="id42" draw:layer="layout" svg:width="1.651cm" svg:height="1.397cm" svg:x="3.71cm" svg:y="21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21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21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21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21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44" draw:id="id44" draw:layer="layout" svg:width="1.651cm" svg:height="1.397cm" svg:x="14.041cm" svg:y="21.683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21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21.683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41" draw:id="id41" draw:layer="layout" svg:width="0.739cm" svg:height="1.195cm" svg:x="4.166cm" svg:y="19.802cm">
          <draw:text-box>
            <text:p><text:span text:style-name="T1">i</text:span></text:p>
          </draw:text-box>
        </draw:frame>
        <draw:connector draw:style-name="gr11" draw:text-style-name="P5" draw:layer="layout" draw:type="line" svg:x1="4.535cm" svg:y1="20.997cm" svg:x2="4.535cm" svg:y2="21.683cm" draw:start-shape="id41" draw:start-glue-point="2" draw:end-shape="id42" draw:end-glue-point="0" svg:d="M4535 20997v686" svg:viewBox="0 0 1 687">
          <text:p/>
        </draw:connector>
        <draw:frame draw:style-name="gr10" draw:text-style-name="P11" xml:id="id43" draw:id="id43" draw:layer="layout" svg:width="0.739cm" svg:height="1.195cm" svg:x="14.497cm" svg:y="19.803cm">
          <draw:text-box>
            <text:p><text:span text:style-name="T1">j</text:span></text:p>
          </draw:text-box>
        </draw:frame>
        <draw:connector draw:style-name="gr11" draw:text-style-name="P5" draw:layer="layout" draw:type="line" svg:x1="14.866cm" svg:y1="20.998cm" svg:x2="14.866cm" svg:y2="21.683cm" draw:start-shape="id43" draw:start-glue-point="2" draw:end-shape="id44" draw:end-glue-point="0" svg:d="M14866 20998v685" svg:viewBox="0 0 1 686">
          <text:p/>
        </draw:connector>
      </draw:page>
      <draw:page draw:name="page6" draw:style-name="dp1" draw:master-page-name="Default">
        <draw:custom-shape draw:style-name="gr4" draw:text-style-name="P10" draw:layer="layout" svg:width="1.651cm" svg:height="1.397cm" svg:x="4.711cm" svg:y="1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9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5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5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5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46" draw:id="id46" draw:layer="layout" svg:width="1.651cm" svg:height="1.397cm" svg:x="5.387cm" svg:y="5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5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48" draw:id="id48" draw:layer="layout" svg:width="1.651cm" svg:height="1.397cm" svg:x="14.041cm" svg:y="5.683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5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5.683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45" draw:id="id45" draw:layer="layout" svg:width="0.739cm" svg:height="1.195cm" svg:x="5.843cm" svg:y="3.802cm">
          <draw:text-box>
            <text:p><text:span text:style-name="T1">i</text:span></text:p>
          </draw:text-box>
        </draw:frame>
        <draw:connector draw:style-name="gr11" draw:text-style-name="P5" draw:layer="layout" draw:type="line" svg:x1="6.212cm" svg:y1="4.997cm" svg:x2="6.212cm" svg:y2="5.683cm" draw:start-shape="id45" draw:start-glue-point="2" draw:end-shape="id46" draw:end-glue-point="0" svg:d="M6212 4997v686" svg:viewBox="0 0 1 687">
          <text:p/>
        </draw:connector>
        <draw:frame draw:style-name="gr10" draw:text-style-name="P11" xml:id="id47" draw:id="id47" draw:layer="layout" svg:width="0.739cm" svg:height="1.195cm" svg:x="14.497cm" svg:y="3.803cm">
          <draw:text-box>
            <text:p><text:span text:style-name="T1">j</text:span></text:p>
          </draw:text-box>
        </draw:frame>
        <draw:connector draw:style-name="gr11" draw:text-style-name="P5" draw:layer="layout" draw:type="line" svg:x1="14.866cm" svg:y1="4.998cm" svg:x2="14.866cm" svg:y2="5.683cm" draw:start-shape="id47" draw:start-glue-point="2" draw:end-shape="id48" draw:end-glue-point="0" svg:d="M14866 4998v685" svg:viewBox="0 0 1 686">
          <text:p/>
        </draw:connector>
        <draw:custom-shape draw:style-name="gr4" draw:text-style-name="P10" draw:layer="layout" svg:width="1.651cm" svg:height="1.397cm" svg:x="4.711cm" svg:y="10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0.683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54" draw:id="id54" draw:layer="layout" svg:width="1.651cm" svg:height="1.397cm" svg:x="9.711cm" svg:y="1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0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0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14.683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14.683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14.683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50" draw:id="id50" draw:layer="layout" svg:width="1.651cm" svg:height="1.397cm" svg:x="5.387cm" svg:y="14.683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14.683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14.683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52" draw:id="id52" draw:layer="layout" svg:width="1.651cm" svg:height="1.397cm" svg:x="15.718cm" svg:y="14.683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14.683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49" draw:id="id49" draw:layer="layout" svg:width="0.739cm" svg:height="1.195cm" svg:x="5.843cm" svg:y="12.802cm">
          <draw:text-box>
            <text:p><text:span text:style-name="T1">i</text:span></text:p>
          </draw:text-box>
        </draw:frame>
        <draw:connector draw:style-name="gr11" draw:text-style-name="P5" draw:layer="layout" draw:type="line" svg:x1="6.212cm" svg:y1="13.997cm" svg:x2="6.212cm" svg:y2="14.683cm" draw:start-shape="id49" draw:start-glue-point="2" draw:end-shape="id50" draw:end-glue-point="0" svg:d="M6212 13997v686" svg:viewBox="0 0 1 687">
          <text:p/>
        </draw:connector>
        <draw:frame draw:style-name="gr10" draw:text-style-name="P11" xml:id="id51" draw:id="id51" draw:layer="layout" svg:width="0.739cm" svg:height="1.195cm" svg:x="16.174cm" svg:y="12.803cm">
          <draw:text-box>
            <text:p><text:span text:style-name="T1">j</text:span></text:p>
          </draw:text-box>
        </draw:frame>
        <draw:connector draw:style-name="gr11" draw:text-style-name="P5" draw:layer="layout" draw:type="line" svg:x1="16.543cm" svg:y1="13.998cm" svg:x2="16.543cm" svg:y2="14.683cm" draw:start-shape="id51" draw:start-glue-point="2" draw:end-shape="id52" draw:end-glue-point="0" svg:d="M16543 13998v685" svg:viewBox="0 0 1 686">
          <text:p/>
        </draw:connector>
        <draw:frame draw:style-name="gr10" draw:text-style-name="P8" xml:id="id53" draw:id="id53" draw:layer="layout" svg:width="5.823cm" svg:height="0.962cm" svg:x="7.625cm" svg:y="8.955cm">
          <draw:text-box>
            <text:p>What index is this?</text:p>
          </draw:text-box>
        </draw:frame>
        <draw:connector draw:style-name="gr11" draw:text-style-name="P5" draw:layer="layout" draw:type="line" svg:x1="10.536cm" svg:y1="9.917cm" svg:x2="10.536cm" svg:y2="10.683cm" draw:start-shape="id53" draw:start-glue-point="2" draw:end-shape="id54" draw:end-glue-point="0" svg:d="M10536 9917v766" svg:viewBox="0 0 1 767">
          <text:p/>
        </draw:connector>
        <draw:custom-shape draw:style-name="gr4" draw:text-style-name="P10" draw:layer="layout" svg:width="1.651cm" svg:height="1.397cm" svg:x="4.711cm" svg:y="20.397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20.397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60" draw:id="id60" draw:layer="layout" svg:width="1.651cm" svg:height="1.397cm" svg:x="9.711cm" svg:y="20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20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20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20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20.397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20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24.397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24.397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689cm" svg:y="24.397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56" draw:id="id56" draw:layer="layout" svg:width="1.651cm" svg:height="1.397cm" svg:x="5.387cm" svg:y="24.397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24.397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24.397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58" draw:id="id58" draw:layer="layout" svg:width="1.651cm" svg:height="1.397cm" svg:x="15.718cm" svg:y="24.397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24.397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55" draw:id="id55" draw:layer="layout" svg:width="0.739cm" svg:height="1.195cm" svg:x="5.843cm" svg:y="22.516cm">
          <draw:text-box>
            <text:p><text:span text:style-name="T1">i</text:span></text:p>
          </draw:text-box>
        </draw:frame>
        <draw:connector draw:style-name="gr11" draw:text-style-name="P5" draw:layer="layout" draw:type="line" svg:x1="6.212cm" svg:y1="23.711cm" svg:x2="6.212cm" svg:y2="24.397cm" draw:start-shape="id55" draw:start-glue-point="2" draw:end-shape="id56" draw:end-glue-point="0" svg:d="M6212 23711v686" svg:viewBox="0 0 1 687">
          <text:p/>
        </draw:connector>
        <draw:frame draw:style-name="gr10" draw:text-style-name="P11" xml:id="id57" draw:id="id57" draw:layer="layout" svg:width="0.739cm" svg:height="1.195cm" svg:x="16.174cm" svg:y="22.517cm">
          <draw:text-box>
            <text:p><text:span text:style-name="T1">j</text:span></text:p>
          </draw:text-box>
        </draw:frame>
        <draw:connector draw:style-name="gr11" draw:text-style-name="P5" draw:layer="layout" draw:type="line" svg:x1="16.543cm" svg:y1="23.712cm" svg:x2="16.543cm" svg:y2="24.397cm" draw:start-shape="id57" draw:start-glue-point="2" draw:end-shape="id58" draw:end-glue-point="0" svg:d="M16543 23712v685" svg:viewBox="0 0 1 686">
          <text:p/>
        </draw:connector>
        <draw:frame draw:style-name="gr10" draw:text-style-name="P11" xml:id="id59" draw:id="id59" draw:layer="layout" svg:width="1.471cm" svg:height="1.195cm" svg:x="9.801cm" svg:y="18.669cm">
          <draw:text-box>
            <text:p text:style-name="P12"><text:span text:style-name="T1">i+j</text:span></text:p>
          </draw:text-box>
        </draw:frame>
        <draw:connector draw:style-name="gr11" draw:text-style-name="P5" draw:layer="layout" draw:type="line" svg:x1="10.536cm" svg:y1="19.864cm" svg:x2="10.536cm" svg:y2="20.397cm" draw:start-shape="id59" draw:start-glue-point="2" draw:end-shape="id60" draw:end-glue-point="0" svg:d="M10536 19864v533" svg:viewBox="0 0 1 534">
          <text:p/>
        </draw:connector>
      </draw:page>
      <draw:page draw:name="page7" draw:style-name="dp1" draw:master-page-name="Default">
        <draw:custom-shape draw:style-name="gr4" draw:text-style-name="P10" draw:layer="layout" svg:width="1.651cm" svg:height="1.397cm" svg:x="4.711cm" svg:y="3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3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11cm" svg:y="3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3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3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3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3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65" draw:id="id65" draw:layer="layout" svg:width="1.651cm" svg:height="1.397cm" svg:x="16.395cm" svg:y="3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cm" svg:y="7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4cm" svg:y="7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62" draw:id="id62" draw:layer="layout" svg:width="1.651cm" svg:height="1.397cm" svg:x="8.689cm" svg:y="7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7cm" svg:y="7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7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7.411cm">
          <text:p text:style-name="P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7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xml:id="id63" draw:id="id63" draw:layer="layout" svg:width="1.651cm" svg:height="1.397cm" svg:x="17.394cm" svg:y="7.411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1" xml:id="id61" draw:id="id61" draw:layer="layout" svg:width="0.739cm" svg:height="1.195cm" svg:x="9.145cm" svg:y="5.53cm">
          <draw:text-box>
            <text:p><text:span text:style-name="T1">i</text:span></text:p>
          </draw:text-box>
        </draw:frame>
        <draw:connector draw:style-name="gr11" draw:text-style-name="P5" draw:layer="layout" draw:type="line" svg:x1="9.514cm" svg:y1="6.725cm" svg:x2="9.514cm" svg:y2="7.411cm" draw:start-shape="id61" draw:start-glue-point="2" draw:end-shape="id62" draw:end-glue-point="0" svg:d="M9514 6725v686" svg:viewBox="0 0 1 687">
          <text:p/>
        </draw:connector>
        <draw:frame draw:style-name="gr10" draw:text-style-name="P11" draw:layer="layout" svg:width="0.739cm" svg:height="1.195cm" svg:x="17.85cm" svg:y="5.531cm">
          <draw:text-box>
            <text:p><text:span text:style-name="T1">j</text:span></text:p>
          </draw:text-box>
        </draw:frame>
        <draw:connector draw:style-name="gr11" draw:text-style-name="P5" draw:layer="layout" draw:type="line" svg:x1="18.231cm" svg:y1="6.726cm" svg:x2="18.219cm" svg:y2="7.411cm" draw:end-shape="id63" draw:end-glue-point="0" svg:d="M18231 6726l-12 685" svg:viewBox="0 0 13 686">
          <text:p/>
        </draw:connector>
        <draw:frame draw:style-name="gr10" draw:text-style-name="P11" xml:id="id64" draw:id="id64" draw:layer="layout" svg:width="1.471cm" svg:height="1.195cm" svg:x="16.485cm" svg:y="1.683cm">
          <draw:text-box>
            <text:p text:style-name="P12"><text:span text:style-name="T1">i+j</text:span></text:p>
          </draw:text-box>
        </draw:frame>
        <draw:connector draw:style-name="gr11" draw:text-style-name="P5" draw:layer="layout" draw:type="line" svg:x1="17.22cm" svg:y1="2.878cm" svg:x2="17.22cm" svg:y2="3.411cm" draw:start-shape="id64" draw:start-glue-point="2" draw:end-shape="id65" draw:end-glue-point="0" svg:d="M17220 2878v533" svg:viewBox="0 0 1 534">
          <text:p/>
        </draw:connector>
        <draw:custom-shape draw:style-name="gr4" draw:text-style-name="P10" draw:layer="layout" svg:width="1.651cm" svg:height="1.397cm" svg:x="4.711cm" svg:y="11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1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11cm" svg:y="11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1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1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1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1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1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11cm" svg:y="15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35cm" svg:y="15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11cm" svg:y="15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66cm" svg:y="15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42cm" svg:y="15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19cm" svg:y="15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388cm" svg:y="15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95cm" svg:y="15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11cm" svg:y="19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35cm" svg:y="19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11cm" svg:y="19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388cm" svg:y="19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65cm" svg:y="19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41cm" svg:y="19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18cm" svg:y="19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394cm" svg:y="19.411cm">
          <text:p text:style-name="P9">50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112cm" svg:y1="16.875cm" svg:x2="7.096cm" svg:y2="19.415cm">
          <text:p/>
        </draw:line>
        <draw:line draw:style-name="gr12" draw:text-style-name="P5" draw:layer="layout" svg:x1="14.716cm" svg:y1="16.875cm" svg:x2="15.732cm" svg:y2="19.542cm">
          <text:p/>
        </draw:line>
        <draw:frame draw:style-name="gr10" draw:text-style-name="P13" draw:layer="layout" svg:width="3.326cm" svg:height="1.195cm" svg:x="3.54cm" svg:y="17.764cm">
          <draw:text-box>
            <text:p><text:span text:style-name="T2">Divide!</text:span></text:p>
          </draw:text-box>
        </draw:frame>
      </draw:page>
      <draw:page draw:name="page8" draw:style-name="dp1" draw:master-page-name="Default">
        <draw:custom-shape draw:style-name="gr4" draw:text-style-name="P10" draw:layer="layout" svg:width="1.651cm" svg:height="1.397cm" svg:x="4.725cm" svg:y="1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49cm" svg:y="1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25cm" svg:y="1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8cm" svg:y="1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56cm" svg:y="1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33cm" svg:y="1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02cm" svg:y="1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09cm" svg:y="1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25cm" svg:y="5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49cm" svg:y="5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25cm" svg:y="5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02cm" svg:y="5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79cm" svg:y="5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55cm" svg:y="5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32cm" svg:y="5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08cm" svg:y="5.411cm">
          <text:p text:style-name="P9">50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126cm" svg:y1="2.875cm" svg:x2="7.11cm" svg:y2="5.415cm">
          <text:p/>
        </draw:line>
        <draw:line draw:style-name="gr12" draw:text-style-name="P5" draw:layer="layout" svg:x1="14.73cm" svg:y1="2.875cm" svg:x2="15.746cm" svg:y2="5.542cm">
          <text:p/>
        </draw:line>
        <draw:frame draw:style-name="gr10" draw:text-style-name="P13" draw:layer="layout" svg:width="3.326cm" svg:height="1.195cm" svg:x="1.554cm" svg:y="7.764cm">
          <draw:text-box>
            <text:p><text:span text:style-name="T2">Divide!</text:span></text:p>
          </draw:text-box>
        </draw:frame>
        <draw:custom-shape draw:style-name="gr4" draw:text-style-name="P10" draw:layer="layout" svg:width="1.651cm" svg:height="1.397cm" svg:x="3.024cm" svg:y="9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01cm" svg:y="9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649cm" svg:y="9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25cm" svg:y="9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779cm" svg:y="9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455cm" svg:y="9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32cm" svg:y="9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008cm" svg:y="9.411cm">
          <text:p text:style-name="P9">50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445cm" svg:y1="6.842cm" svg:x2="4.683cm" svg:y2="9.382cm">
          <text:p/>
        </draw:line>
        <draw:line draw:style-name="gr8" draw:text-style-name="P5" draw:layer="layout" svg:x1="8.747cm" svg:y1="6.842cm" svg:x2="9.382cm" svg:y2="9.509cm">
          <text:p/>
        </draw:line>
        <draw:line draw:style-name="gr8" draw:text-style-name="P5" draw:layer="layout" svg:x1="14.081cm" svg:y1="6.842cm" svg:x2="13.446cm" svg:y2="9.382cm">
          <text:p/>
        </draw:line>
        <draw:line draw:style-name="gr8" draw:text-style-name="P5" draw:layer="layout" svg:x1="17.383cm" svg:y1="6.842cm" svg:x2="18.018cm" svg:y2="9.382cm">
          <text:p/>
        </draw:line>
        <draw:custom-shape draw:style-name="gr4" draw:text-style-name="P10" draw:layer="layout" svg:width="1.651cm" svg:height="1.397cm" svg:x="4.739cm" svg:y="13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63cm" svg:y="13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39cm" svg:y="13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394cm" svg:y="13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7cm" svg:y="13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47cm" svg:y="13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16cm" svg:y="13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23cm" svg:y="13.4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39cm" svg:y="17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63cm" svg:y="17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39cm" svg:y="17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16cm" svg:y="17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393cm" svg:y="17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69cm" svg:y="17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46cm" svg:y="17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22cm" svg:y="17.411cm">
          <text:p text:style-name="P9">50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14cm" svg:y1="14.875cm" svg:x2="7.124cm" svg:y2="17.415cm">
          <text:p/>
        </draw:line>
        <draw:line draw:style-name="gr12" draw:text-style-name="P5" draw:layer="layout" svg:x1="14.744cm" svg:y1="14.875cm" svg:x2="15.76cm" svg:y2="17.542cm">
          <text:p/>
        </draw:line>
        <draw:frame draw:style-name="gr10" draw:text-style-name="P13" draw:layer="layout" svg:width="3.326cm" svg:height="1.195cm" svg:x="0.368cm" svg:y="23.364cm">
          <draw:text-box>
            <text:p><text:span text:style-name="T2">Divide!</text:span></text:p>
          </draw:text-box>
        </draw:frame>
        <draw:custom-shape draw:style-name="gr4" draw:text-style-name="P10" xml:id="id66" draw:id="id66" draw:layer="layout" svg:width="1.651cm" svg:height="1.397cm" svg:x="3.038cm" svg:y="21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68" draw:id="id68" draw:layer="layout" svg:width="1.651cm" svg:height="1.397cm" svg:x="4.715cm" svg:y="21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70" draw:id="id70" draw:layer="layout" svg:width="1.651cm" svg:height="1.397cm" svg:x="7.663cm" svg:y="21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72" draw:id="id72" draw:layer="layout" svg:width="1.651cm" svg:height="1.397cm" svg:x="9.339cm" svg:y="21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74" draw:id="id74" draw:layer="layout" svg:width="1.651cm" svg:height="1.397cm" svg:x="11.793cm" svg:y="21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76" draw:id="id76" draw:layer="layout" svg:width="1.651cm" svg:height="1.397cm" svg:x="13.469cm" svg:y="21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78" draw:id="id78" draw:layer="layout" svg:width="1.651cm" svg:height="1.397cm" svg:x="16.346cm" svg:y="21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80" draw:id="id80" draw:layer="layout" svg:width="1.651cm" svg:height="1.397cm" svg:x="18.022cm" svg:y="21.411cm">
          <text:p text:style-name="P9">50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459cm" svg:y1="18.842cm" svg:x2="4.697cm" svg:y2="21.382cm">
          <text:p/>
        </draw:line>
        <draw:line draw:style-name="gr8" draw:text-style-name="P5" draw:layer="layout" svg:x1="8.761cm" svg:y1="18.842cm" svg:x2="9.396cm" svg:y2="21.509cm">
          <text:p/>
        </draw:line>
        <draw:line draw:style-name="gr8" draw:text-style-name="P5" draw:layer="layout" svg:x1="14.095cm" svg:y1="18.842cm" svg:x2="13.46cm" svg:y2="21.382cm">
          <text:p/>
        </draw:line>
        <draw:line draw:style-name="gr8" draw:text-style-name="P5" draw:layer="layout" svg:x1="17.397cm" svg:y1="18.842cm" svg:x2="18.032cm" svg:y2="21.382cm">
          <text:p/>
        </draw:line>
        <draw:custom-shape draw:style-name="gr4" draw:text-style-name="P10" xml:id="id67" draw:id="id67" draw:layer="layout" svg:width="1.651cm" svg:height="1.397cm" svg:x="2.738cm" svg:y="25.4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69" draw:id="id69" draw:layer="layout" svg:width="1.651cm" svg:height="1.397cm" svg:x="5.015cm" svg:y="25.4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71" draw:id="id71" draw:layer="layout" svg:width="1.651cm" svg:height="1.397cm" svg:x="7.363cm" svg:y="25.4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73" draw:id="id73" draw:layer="layout" svg:width="1.651cm" svg:height="1.397cm" svg:x="9.639cm" svg:y="25.4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75" draw:id="id75" draw:layer="layout" svg:width="1.651cm" svg:height="1.397cm" svg:x="11.493cm" svg:y="25.4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77" draw:id="id77" draw:layer="layout" svg:width="1.651cm" svg:height="1.397cm" svg:x="13.769cm" svg:y="25.4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79" draw:id="id79" draw:layer="layout" svg:width="1.651cm" svg:height="1.397cm" svg:x="16.046cm" svg:y="25.4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81" draw:id="id81" draw:layer="layout" svg:width="1.651cm" svg:height="1.397cm" svg:x="18.322cm" svg:y="25.411cm">
          <text:p text:style-name="P9">50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3.863cm" svg:y1="22.808cm" svg:x2="3.563cm" svg:y2="25.411cm" draw:start-shape="id66" draw:start-glue-point="2" draw:end-shape="id67" draw:end-glue-point="0" svg:d="M3863 22808l-300 2603" svg:viewBox="0 0 301 2604">
          <text:p/>
        </draw:connector>
        <draw:connector draw:style-name="gr8" draw:text-style-name="P5" draw:layer="layout" draw:type="line" svg:x1="5.54cm" svg:y1="22.808cm" svg:x2="5.84cm" svg:y2="25.411cm" draw:start-shape="id68" draw:start-glue-point="2" draw:end-shape="id69" draw:end-glue-point="0" svg:d="M5540 22808l300 2603" svg:viewBox="0 0 301 2604">
          <text:p/>
        </draw:connector>
        <draw:connector draw:style-name="gr8" draw:text-style-name="P5" draw:layer="layout" draw:type="line" svg:x1="8.488cm" svg:y1="22.808cm" svg:x2="8.188cm" svg:y2="25.411cm" draw:start-shape="id70" draw:start-glue-point="2" draw:end-shape="id71" svg:d="M8488 22808l-300 2603" svg:viewBox="0 0 301 2604">
          <text:p/>
        </draw:connector>
        <draw:connector draw:style-name="gr8" draw:text-style-name="P5" draw:layer="layout" draw:type="line" svg:x1="10.164cm" svg:y1="22.808cm" svg:x2="10.464cm" svg:y2="25.411cm" draw:start-shape="id72" draw:start-glue-point="2" draw:end-shape="id73" draw:end-glue-point="0" svg:d="M10164 22808l300 2603" svg:viewBox="0 0 301 2604">
          <text:p/>
        </draw:connector>
        <draw:connector draw:style-name="gr8" draw:text-style-name="P5" draw:layer="layout" draw:type="line" svg:x1="12.618cm" svg:y1="22.808cm" svg:x2="12.318cm" svg:y2="25.411cm" draw:start-shape="id74" draw:start-glue-point="2" draw:end-shape="id75" draw:end-glue-point="0" svg:d="M12618 22808l-300 2603" svg:viewBox="0 0 301 2604">
          <text:p/>
        </draw:connector>
        <draw:connector draw:style-name="gr8" draw:text-style-name="P5" draw:layer="layout" draw:type="line" svg:x1="14.294cm" svg:y1="22.808cm" svg:x2="14.594cm" svg:y2="25.411cm" draw:start-shape="id76" draw:start-glue-point="2" draw:end-shape="id77" draw:end-glue-point="0" svg:d="M14294 22808l300 2603" svg:viewBox="0 0 301 2604">
          <text:p/>
        </draw:connector>
        <draw:connector draw:style-name="gr8" draw:text-style-name="P5" draw:layer="layout" draw:type="line" svg:x1="17.171cm" svg:y1="22.808cm" svg:x2="16.871cm" svg:y2="25.411cm" draw:start-shape="id78" draw:start-glue-point="2" draw:end-shape="id79" draw:end-glue-point="0" svg:d="M17171 22808l-300 2603" svg:viewBox="0 0 301 2604">
          <text:p/>
        </draw:connector>
        <draw:connector draw:style-name="gr8" draw:text-style-name="P5" draw:layer="layout" draw:type="line" svg:x1="18.847cm" svg:y1="22.808cm" svg:x2="19.147cm" svg:y2="25.411cm" draw:start-shape="id80" draw:start-glue-point="2" draw:end-shape="id81" draw:end-glue-point="0" svg:d="M18847 22808l300 2603" svg:viewBox="0 0 301 2604">
          <text:p/>
        </draw:connector>
      </draw:page>
      <draw:page draw:name="page9" draw:style-name="dp1" draw:master-page-name="Default">
        <draw:custom-shape draw:style-name="gr4" draw:text-style-name="P10" draw:layer="layout" svg:width="1.651cm" svg:height="1.397cm" svg:x="4.753cm" svg:y="0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77cm" svg:y="0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53cm" svg:y="0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08cm" svg:y="0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84cm" svg:y="0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61cm" svg:y="0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3cm" svg:y="0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37cm" svg:y="0.0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53cm" svg:y="4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77cm" svg:y="4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53cm" svg:y="4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3cm" svg:y="4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07cm" svg:y="4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83cm" svg:y="4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6cm" svg:y="4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36cm" svg:y="4.011cm">
          <text:p text:style-name="P9">50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154cm" svg:y1="1.475cm" svg:x2="7.138cm" svg:y2="4.015cm">
          <text:p/>
        </draw:line>
        <draw:line draw:style-name="gr12" draw:text-style-name="P5" draw:layer="layout" svg:x1="14.758cm" svg:y1="1.475cm" svg:x2="15.774cm" svg:y2="4.142cm">
          <text:p/>
        </draw:line>
        <draw:custom-shape draw:style-name="gr4" draw:text-style-name="P10" xml:id="id82" draw:id="id82" draw:layer="layout" svg:width="1.651cm" svg:height="1.397cm" svg:x="3.052cm" svg:y="8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84" draw:id="id84" draw:layer="layout" svg:width="1.651cm" svg:height="1.397cm" svg:x="4.729cm" svg:y="8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86" draw:id="id86" draw:layer="layout" svg:width="1.651cm" svg:height="1.397cm" svg:x="7.677cm" svg:y="8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88" draw:id="id88" draw:layer="layout" svg:width="1.651cm" svg:height="1.397cm" svg:x="9.353cm" svg:y="8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90" draw:id="id90" draw:layer="layout" svg:width="1.651cm" svg:height="1.397cm" svg:x="11.807cm" svg:y="8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92" draw:id="id92" draw:layer="layout" svg:width="1.651cm" svg:height="1.397cm" svg:x="13.483cm" svg:y="8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94" draw:id="id94" draw:layer="layout" svg:width="1.651cm" svg:height="1.397cm" svg:x="16.36cm" svg:y="8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96" draw:id="id96" draw:layer="layout" svg:width="1.651cm" svg:height="1.397cm" svg:x="18.036cm" svg:y="8.011cm">
          <text:p text:style-name="P9">50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473cm" svg:y1="5.442cm" svg:x2="4.711cm" svg:y2="7.982cm">
          <text:p/>
        </draw:line>
        <draw:line draw:style-name="gr8" draw:text-style-name="P5" draw:layer="layout" svg:x1="8.775cm" svg:y1="5.442cm" svg:x2="9.41cm" svg:y2="8.109cm">
          <text:p/>
        </draw:line>
        <draw:line draw:style-name="gr8" draw:text-style-name="P5" draw:layer="layout" svg:x1="14.109cm" svg:y1="5.442cm" svg:x2="13.474cm" svg:y2="7.982cm">
          <text:p/>
        </draw:line>
        <draw:line draw:style-name="gr8" draw:text-style-name="P5" draw:layer="layout" svg:x1="17.411cm" svg:y1="5.442cm" svg:x2="18.046cm" svg:y2="7.982cm">
          <text:p/>
        </draw:line>
        <draw:custom-shape draw:style-name="gr4" draw:text-style-name="P10" xml:id="id83" draw:id="id83" draw:layer="layout" svg:width="1.651cm" svg:height="1.397cm" svg:x="2.752cm" svg:y="12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85" draw:id="id85" draw:layer="layout" svg:width="1.651cm" svg:height="1.397cm" svg:x="5.029cm" svg:y="12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87" draw:id="id87" draw:layer="layout" svg:width="1.651cm" svg:height="1.397cm" svg:x="7.377cm" svg:y="12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89" draw:id="id89" draw:layer="layout" svg:width="1.651cm" svg:height="1.397cm" svg:x="9.653cm" svg:y="12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91" draw:id="id91" draw:layer="layout" svg:width="1.651cm" svg:height="1.397cm" svg:x="11.507cm" svg:y="12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93" draw:id="id93" draw:layer="layout" svg:width="1.651cm" svg:height="1.397cm" svg:x="13.783cm" svg:y="12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95" draw:id="id95" draw:layer="layout" svg:width="1.651cm" svg:height="1.397cm" svg:x="16.06cm" svg:y="12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97" draw:id="id97" draw:layer="layout" svg:width="1.651cm" svg:height="1.397cm" svg:x="18.336cm" svg:y="12.011cm">
          <text:p text:style-name="P9">50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3.877cm" svg:y1="9.408cm" svg:x2="3.577cm" svg:y2="12.011cm" draw:start-shape="id82" draw:start-glue-point="2" draw:end-shape="id83" draw:end-glue-point="0" svg:d="M3877 9408l-300 2603" svg:viewBox="0 0 301 2604">
          <text:p/>
        </draw:connector>
        <draw:connector draw:style-name="gr8" draw:text-style-name="P5" draw:layer="layout" draw:type="line" svg:x1="5.554cm" svg:y1="9.408cm" svg:x2="5.854cm" svg:y2="12.011cm" draw:start-shape="id84" draw:start-glue-point="2" draw:end-shape="id85" draw:end-glue-point="0" svg:d="M5554 9408l300 2603" svg:viewBox="0 0 301 2604">
          <text:p/>
        </draw:connector>
        <draw:connector draw:style-name="gr8" draw:text-style-name="P5" draw:layer="layout" draw:type="line" svg:x1="8.502cm" svg:y1="9.408cm" svg:x2="8.202cm" svg:y2="12.011cm" draw:start-shape="id86" draw:start-glue-point="2" draw:end-shape="id87" svg:d="M8502 9408l-300 2603" svg:viewBox="0 0 301 2604">
          <text:p/>
        </draw:connector>
        <draw:connector draw:style-name="gr8" draw:text-style-name="P5" draw:layer="layout" draw:type="line" svg:x1="10.178cm" svg:y1="9.408cm" svg:x2="10.478cm" svg:y2="12.011cm" draw:start-shape="id88" draw:start-glue-point="2" draw:end-shape="id89" draw:end-glue-point="0" svg:d="M10178 9408l300 2603" svg:viewBox="0 0 301 2604">
          <text:p/>
        </draw:connector>
        <draw:connector draw:style-name="gr8" draw:text-style-name="P5" draw:layer="layout" draw:type="line" svg:x1="12.632cm" svg:y1="9.408cm" svg:x2="12.332cm" svg:y2="12.011cm" draw:start-shape="id90" draw:start-glue-point="2" draw:end-shape="id91" draw:end-glue-point="0" svg:d="M12632 9408l-300 2603" svg:viewBox="0 0 301 2604">
          <text:p/>
        </draw:connector>
        <draw:connector draw:style-name="gr8" draw:text-style-name="P5" draw:layer="layout" draw:type="line" svg:x1="14.308cm" svg:y1="9.408cm" svg:x2="14.608cm" svg:y2="12.011cm" draw:start-shape="id92" draw:start-glue-point="2" draw:end-shape="id93" draw:end-glue-point="0" svg:d="M14308 9408l300 2603" svg:viewBox="0 0 301 2604">
          <text:p/>
        </draw:connector>
        <draw:connector draw:style-name="gr8" draw:text-style-name="P5" draw:layer="layout" draw:type="line" svg:x1="17.185cm" svg:y1="9.408cm" svg:x2="16.885cm" svg:y2="12.011cm" draw:start-shape="id94" draw:start-glue-point="2" draw:end-shape="id95" draw:end-glue-point="0" svg:d="M17185 9408l-300 2603" svg:viewBox="0 0 301 2604">
          <text:p/>
        </draw:connector>
        <draw:connector draw:style-name="gr8" draw:text-style-name="P5" draw:layer="layout" draw:type="line" svg:x1="18.861cm" svg:y1="9.408cm" svg:x2="19.161cm" svg:y2="12.011cm" draw:start-shape="id96" draw:start-glue-point="2" draw:end-shape="id97" draw:end-glue-point="0" svg:d="M18861 9408l300 2603" svg:viewBox="0 0 301 2604">
          <text:p/>
        </draw:connector>
        <draw:custom-shape draw:style-name="gr4" draw:text-style-name="P10" draw:layer="layout" svg:width="1.651cm" svg:height="1.397cm" svg:x="4.753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77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53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08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84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61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3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37cm" svg:y="15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53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77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53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3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07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83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6cm" svg:y="19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36cm" svg:y="19.011cm">
          <text:p text:style-name="P9"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154cm" svg:y1="16.475cm" svg:x2="7.138cm" svg:y2="19.015cm">
          <text:p/>
        </draw:line>
        <draw:line draw:style-name="gr12" draw:text-style-name="P5" draw:layer="layout" svg:x1="14.758cm" svg:y1="16.475cm" svg:x2="15.774cm" svg:y2="19.142cm">
          <text:p/>
        </draw:line>
        <draw:custom-shape draw:style-name="gr4" draw:text-style-name="P10" xml:id="id98" draw:id="id98" draw:layer="layout" svg:width="1.651cm" svg:height="1.397cm" svg:x="3.052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00" draw:id="id100" draw:layer="layout" svg:width="1.651cm" svg:height="1.397cm" svg:x="4.729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02" draw:id="id102" draw:layer="layout" svg:width="1.651cm" svg:height="1.397cm" svg:x="7.677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04" draw:id="id104" draw:layer="layout" svg:width="1.651cm" svg:height="1.397cm" svg:x="9.353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06" draw:id="id106" draw:layer="layout" svg:width="1.651cm" svg:height="1.397cm" svg:x="11.807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08" draw:id="id108" draw:layer="layout" svg:width="1.651cm" svg:height="1.397cm" svg:x="13.483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10" draw:id="id110" draw:layer="layout" svg:width="1.651cm" svg:height="1.397cm" svg:x="16.36cm" svg:y="23.011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0" xml:id="id112" draw:id="id112" draw:layer="layout" svg:width="1.651cm" svg:height="1.397cm" svg:x="18.036cm" svg:y="23.011cm">
          <text:p text:style-name="P9"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473cm" svg:y1="20.442cm" svg:x2="4.711cm" svg:y2="22.982cm">
          <text:p/>
        </draw:line>
        <draw:line draw:style-name="gr8" draw:text-style-name="P5" draw:layer="layout" svg:x1="8.775cm" svg:y1="20.442cm" svg:x2="9.41cm" svg:y2="23.109cm">
          <text:p/>
        </draw:line>
        <draw:line draw:style-name="gr8" draw:text-style-name="P5" draw:layer="layout" svg:x1="14.109cm" svg:y1="20.442cm" svg:x2="13.474cm" svg:y2="22.982cm">
          <text:p/>
        </draw:line>
        <draw:line draw:style-name="gr8" draw:text-style-name="P5" draw:layer="layout" svg:x1="17.411cm" svg:y1="20.442cm" svg:x2="18.046cm" svg:y2="22.982cm">
          <text:p/>
        </draw:line>
        <draw:custom-shape draw:style-name="gr4" draw:text-style-name="P10" xml:id="id99" draw:id="id99" draw:layer="layout" svg:width="1.651cm" svg:height="1.397cm" svg:x="2.752cm" svg:y="27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101" draw:id="id101" draw:layer="layout" svg:width="1.651cm" svg:height="1.397cm" svg:x="5.029cm" svg:y="27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xml:id="id103" draw:id="id103" draw:layer="layout" svg:width="1.651cm" svg:height="1.397cm" svg:x="7.377cm" svg:y="27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xml:id="id105" draw:id="id105" draw:layer="layout" svg:width="1.651cm" svg:height="1.397cm" svg:x="9.653cm" svg:y="27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xml:id="id107" draw:id="id107" draw:layer="layout" svg:width="1.651cm" svg:height="1.397cm" svg:x="11.507cm" svg:y="27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xml:id="id109" draw:id="id109" draw:layer="layout" svg:width="1.651cm" svg:height="1.397cm" svg:x="13.783cm" svg:y="27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xml:id="id111" draw:id="id111" draw:layer="layout" svg:width="1.651cm" svg:height="1.397cm" svg:x="16.06cm" svg:y="27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113" draw:id="id113" draw:layer="layout" svg:width="1.651cm" svg:height="1.397cm" svg:x="18.336cm" svg:y="27.011cm">
          <text:p text:style-name="P9">50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3.877cm" svg:y1="24.408cm" svg:x2="3.577cm" svg:y2="27.011cm" draw:start-shape="id98" draw:start-glue-point="2" draw:end-shape="id99" draw:end-glue-point="0" svg:d="M3877 24408l-300 2603" svg:viewBox="0 0 301 2604">
          <text:p/>
        </draw:connector>
        <draw:connector draw:style-name="gr8" draw:text-style-name="P5" draw:layer="layout" draw:type="line" svg:x1="5.554cm" svg:y1="24.408cm" svg:x2="5.854cm" svg:y2="27.011cm" draw:start-shape="id100" draw:start-glue-point="2" draw:end-shape="id101" draw:end-glue-point="0" svg:d="M5554 24408l300 2603" svg:viewBox="0 0 301 2604">
          <text:p/>
        </draw:connector>
        <draw:connector draw:style-name="gr8" draw:text-style-name="P5" draw:layer="layout" draw:type="line" svg:x1="8.502cm" svg:y1="24.408cm" svg:x2="8.202cm" svg:y2="27.011cm" draw:start-shape="id102" draw:start-glue-point="2" draw:end-shape="id103" svg:d="M8502 24408l-300 2603" svg:viewBox="0 0 301 2604">
          <text:p/>
        </draw:connector>
        <draw:connector draw:style-name="gr8" draw:text-style-name="P5" draw:layer="layout" draw:type="line" svg:x1="10.178cm" svg:y1="24.408cm" svg:x2="10.478cm" svg:y2="27.011cm" draw:start-shape="id104" draw:start-glue-point="2" draw:end-shape="id105" draw:end-glue-point="0" svg:d="M10178 24408l300 2603" svg:viewBox="0 0 301 2604">
          <text:p/>
        </draw:connector>
        <draw:connector draw:style-name="gr8" draw:text-style-name="P5" draw:layer="layout" draw:type="line" svg:x1="12.632cm" svg:y1="24.408cm" svg:x2="12.332cm" svg:y2="27.011cm" draw:start-shape="id106" draw:start-glue-point="2" draw:end-shape="id107" draw:end-glue-point="0" svg:d="M12632 24408l-300 2603" svg:viewBox="0 0 301 2604">
          <text:p/>
        </draw:connector>
        <draw:connector draw:style-name="gr8" draw:text-style-name="P5" draw:layer="layout" draw:type="line" svg:x1="14.308cm" svg:y1="24.408cm" svg:x2="14.608cm" svg:y2="27.011cm" draw:start-shape="id108" draw:start-glue-point="2" draw:end-shape="id109" draw:end-glue-point="0" svg:d="M14308 24408l300 2603" svg:viewBox="0 0 301 2604">
          <text:p/>
        </draw:connector>
        <draw:connector draw:style-name="gr8" draw:text-style-name="P5" draw:layer="layout" draw:type="line" svg:x1="17.185cm" svg:y1="24.408cm" svg:x2="16.885cm" svg:y2="27.011cm" draw:start-shape="id110" draw:start-glue-point="2" draw:end-shape="id111" draw:end-glue-point="0" svg:d="M17185 24408l-300 2603" svg:viewBox="0 0 301 2604">
          <text:p/>
        </draw:connector>
        <draw:connector draw:style-name="gr8" draw:text-style-name="P5" draw:layer="layout" draw:type="line" svg:x1="18.861cm" svg:y1="24.408cm" svg:x2="19.161cm" svg:y2="27.011cm" draw:start-shape="id112" draw:start-glue-point="2" draw:end-shape="id113" draw:end-glue-point="0" svg:d="M18861 24408l300 2603" svg:viewBox="0 0 301 2604">
          <text:p/>
        </draw:connector>
      </draw:page>
      <draw:page draw:name="page10" draw:style-name="dp1" draw:master-page-name="Default">
        <draw:custom-shape draw:style-name="gr4" draw:text-style-name="P10" draw:layer="layout" svg:width="1.651cm" svg:height="1.397cm" svg:x="4.753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77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53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08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84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61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3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37cm" svg:y="1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53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77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53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3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07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83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6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36cm" svg:y="5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114" draw:id="id114" draw:layer="layout" svg:width="1.651cm" svg:height="1.397cm" svg:x="3.052cm" svg:y="9.011cm">
          <draw:glue-point draw:id="4" svg:x="4.881cm" svg:y="4.931cm" draw:escape-direction="down"/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29cm" svg:y="9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677cm" svg:y="9.011cm">
          <draw:glue-point draw:id="4" svg:x="5.16cm" svg:y="4.9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53cm" svg:y="9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807cm" svg:y="9.011cm">
          <draw:glue-point draw:id="4" svg:x="4.93cm" svg:y="4.9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483cm" svg:y="9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6cm" svg:y="9.011cm">
          <draw:glue-point draw:id="4" svg:x="5.045cm" svg:y="4.9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036cm" svg:y="9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115" draw:id="id115" draw:layer="layout" svg:width="1.651cm" svg:height="1.397cm" svg:x="2.752cm" svg:y="13.0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116" draw:id="id116" draw:layer="layout" svg:width="1.651cm" svg:height="1.397cm" svg:x="5.029cm" svg:y="13.0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377cm" svg:y="13.0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53cm" svg:y="13.0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507cm" svg:y="13.0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783cm" svg:y="13.0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06cm" svg:y="13.0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336cm" svg:y="13.011cm">
          <text:p text:style-name="P9">50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curve" svg:x1="4.682cm" svg:y1="10.397cm" svg:x2="3.577cm" svg:y2="13.011cm" draw:start-shape="id114" draw:start-glue-point="4" draw:end-shape="id115" draw:end-glue-point="0" svg:d="M4682 10397c0 1968-1105 661-1105 2614" svg:viewBox="0 0 1106 2615">
          <text:p/>
        </draw:connector>
        <draw:connector draw:style-name="gr13" draw:text-style-name="P14" draw:layer="layout" draw:type="curve" svg:x1="4.682cm" svg:y1="10.397cm" svg:x2="5.854cm" svg:y2="13.011cm" draw:start-shape="id114" draw:start-glue-point="4" draw:end-shape="id116" draw:end-glue-point="0" svg:d="M4682 10397c0 1968 1172 661 1172 2614" svg:viewBox="0 0 1173 2615">
          <text:p/>
        </draw:connector>
        <draw:connector draw:style-name="gr13" draw:text-style-name="P14" draw:layer="layout" draw:type="curve" svg:x1="9.319cm" svg:y1="10.41cm" svg:x2="8.214cm" svg:y2="13.024cm" svg:d="M9319 10410c0 1960-1105 654-1105 2614" svg:viewBox="0 0 1106 2615">
          <text:p/>
        </draw:connector>
        <draw:connector draw:style-name="gr13" draw:text-style-name="P14" draw:layer="layout" draw:type="curve" svg:x1="9.319cm" svg:y1="10.41cm" svg:x2="10.491cm" svg:y2="13.024cm" svg:d="M9319 10410c0 1960 1172 654 1172 2614" svg:viewBox="0 0 1173 2615">
          <text:p/>
        </draw:connector>
        <draw:connector draw:style-name="gr13" draw:text-style-name="P14" draw:layer="layout" draw:type="curve" svg:x1="13.433cm" svg:y1="10.423cm" svg:x2="12.328cm" svg:y2="13.037cm" svg:d="M13433 10423c0 1960-1105 654-1105 2614" svg:viewBox="0 0 1106 2615">
          <text:p/>
        </draw:connector>
        <draw:connector draw:style-name="gr13" draw:text-style-name="P14" draw:layer="layout" draw:type="curve" svg:x1="13.433cm" svg:y1="10.423cm" svg:x2="14.605cm" svg:y2="13.037cm" svg:d="M13433 10423c0 1960 1172 654 1172 2614" svg:viewBox="0 0 1173 2615">
          <text:p/>
        </draw:connector>
        <draw:connector draw:style-name="gr13" draw:text-style-name="P14" draw:layer="layout" draw:type="curve" svg:x1="18.034cm" svg:y1="10.436cm" svg:x2="16.929cm" svg:y2="13.05cm" svg:d="M18034 10436c0 1960-1105 654-1105 2614" svg:viewBox="0 0 1106 2615">
          <text:p/>
        </draw:connector>
        <draw:connector draw:style-name="gr13" draw:text-style-name="P14" draw:layer="layout" draw:type="curve" svg:x1="18.034cm" svg:y1="10.436cm" svg:x2="19.206cm" svg:y2="13.05cm" svg:d="M18034 10436c0 1960 1172 654 1172 2614" svg:viewBox="0 0 1173 2615">
          <text:p/>
        </draw:connector>
        <draw:frame draw:style-name="gr10" draw:text-style-name="P13" draw:layer="layout" svg:width="3.279cm" svg:height="1.195cm" svg:x="0.454cm" svg:y="11.165cm">
          <draw:text-box>
            <text:p><text:span text:style-name="T2">Merge!</text:span></text:p>
          </draw:text-box>
        </draw:frame>
        <draw:custom-shape draw:style-name="gr4" draw:text-style-name="P10" draw:layer="layout" svg:width="1.651cm" svg:height="1.397cm" svg:x="4.767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091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67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22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098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75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44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51cm" svg:y="1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67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091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67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44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21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097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74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5cm" svg:y="18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117" draw:id="id117" draw:layer="layout" svg:width="1.651cm" svg:height="1.397cm" svg:x="3.066cm" svg:y="22.811cm">
          <draw:glue-point draw:id="4" svg:x="4.881cm" svg:y="4.931cm" draw:escape-direction="down"/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43cm" svg:y="22.8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691cm" svg:y="22.811cm">
          <draw:glue-point draw:id="4" svg:x="5.16cm" svg:y="4.931cm"/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67cm" svg:y="22.8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821cm" svg:y="22.811cm">
          <draw:glue-point draw:id="4" svg:x="4.93cm" svg:y="4.931cm"/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497cm" svg:y="22.8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74cm" svg:y="22.811cm">
          <draw:glue-point draw:id="4" svg:x="5.045cm" svg:y="4.931cm"/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05cm" svg:y="22.8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xml:id="id118" draw:id="id118" draw:layer="layout" svg:width="1.651cm" svg:height="1.397cm" svg:x="2.766cm" svg:y="26.8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xml:id="id119" draw:id="id119" draw:layer="layout" svg:width="1.651cm" svg:height="1.397cm" svg:x="5.043cm" svg:y="26.8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391cm" svg:y="26.8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667cm" svg:y="26.8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521cm" svg:y="26.8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797cm" svg:y="26.8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074cm" svg:y="26.8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35cm" svg:y="26.811cm">
          <text:p text:style-name="P9">50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curve" svg:x1="4.696cm" svg:y1="24.197cm" svg:x2="3.591cm" svg:y2="26.811cm" draw:start-shape="id117" draw:start-glue-point="4" draw:end-shape="id118" draw:end-glue-point="0" svg:d="M4696 24197c0 1968-1105 661-1105 2614" svg:viewBox="0 0 1106 2615">
          <text:p/>
        </draw:connector>
        <draw:connector draw:style-name="gr13" draw:text-style-name="P14" draw:layer="layout" draw:type="curve" svg:x1="4.696cm" svg:y1="24.197cm" svg:x2="5.868cm" svg:y2="26.811cm" draw:start-shape="id117" draw:start-glue-point="4" draw:end-shape="id119" draw:end-glue-point="0" svg:d="M4696 24197c0 1968 1172 661 1172 2614" svg:viewBox="0 0 1173 2615">
          <text:p/>
        </draw:connector>
        <draw:connector draw:style-name="gr13" draw:text-style-name="P14" draw:layer="layout" draw:type="curve" svg:x1="9.333cm" svg:y1="24.21cm" svg:x2="8.228cm" svg:y2="26.824cm" svg:d="M9333 24210c0 1960-1105 654-1105 2614" svg:viewBox="0 0 1106 2615">
          <text:p/>
        </draw:connector>
        <draw:connector draw:style-name="gr13" draw:text-style-name="P14" draw:layer="layout" draw:type="curve" svg:x1="9.333cm" svg:y1="24.21cm" svg:x2="10.505cm" svg:y2="26.824cm" svg:d="M9333 24210c0 1960 1172 654 1172 2614" svg:viewBox="0 0 1173 2615">
          <text:p/>
        </draw:connector>
        <draw:connector draw:style-name="gr13" draw:text-style-name="P14" draw:layer="layout" draw:type="curve" svg:x1="13.447cm" svg:y1="24.223cm" svg:x2="12.342cm" svg:y2="26.837cm" svg:d="M13447 24223c0 1960-1105 654-1105 2614" svg:viewBox="0 0 1106 2615">
          <text:p/>
        </draw:connector>
        <draw:connector draw:style-name="gr13" draw:text-style-name="P14" draw:layer="layout" draw:type="curve" svg:x1="13.447cm" svg:y1="24.223cm" svg:x2="14.619cm" svg:y2="26.837cm" svg:d="M13447 24223c0 1960 1172 654 1172 2614" svg:viewBox="0 0 1173 2615">
          <text:p/>
        </draw:connector>
        <draw:connector draw:style-name="gr13" draw:text-style-name="P14" draw:layer="layout" draw:type="curve" svg:x1="18.048cm" svg:y1="24.236cm" svg:x2="16.943cm" svg:y2="26.85cm" svg:d="M18048 24236c0 1960-1105 654-1105 2614" svg:viewBox="0 0 1106 2615">
          <text:p/>
        </draw:connector>
        <draw:connector draw:style-name="gr13" draw:text-style-name="P14" draw:layer="layout" draw:type="curve" svg:x1="18.048cm" svg:y1="24.236cm" svg:x2="19.22cm" svg:y2="26.85cm" svg:d="M18048 24236c0 1960 1172 654 1172 2614" svg:viewBox="0 0 1173 2615">
          <text:p/>
        </draw:connector>
        <draw:frame draw:style-name="gr10" draw:text-style-name="P13" draw:layer="layout" svg:width="3.279cm" svg:height="1.195cm" svg:x="0.468cm" svg:y="24.965cm">
          <draw:text-box>
            <text:p><text:span text:style-name="T2">Merge!</text:span></text:p>
          </draw:text-box>
        </draw:frame>
      </draw:page>
      <draw:page draw:name="page11" draw:style-name="dp1" draw:master-page-name="Default">
        <draw:custom-shape draw:style-name="gr4" draw:text-style-name="P10" draw:layer="layout" svg:width="1.651cm" svg:height="1.397cm" svg:x="4.781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105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81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36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112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789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58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65cm" svg:y="0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81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105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81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58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35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111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788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64cm" svg:y="4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08cm" svg:y="8.811cm">
          <draw:glue-point draw:id="4" svg:x="4.881cm" svg:y="4.931cm" draw:escape-direction="down"/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57cm" svg:y="8.8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705cm" svg:y="8.811cm">
          <draw:glue-point draw:id="4" svg:x="5.16cm" svg:y="4.931cm"/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81cm" svg:y="8.8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835cm" svg:y="8.811cm">
          <draw:glue-point draw:id="4" svg:x="4.93cm" svg:y="4.931cm"/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511cm" svg:y="8.8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388cm" svg:y="8.811cm">
          <draw:glue-point draw:id="4" svg:x="5.045cm" svg:y="4.931cm"/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064cm" svg:y="8.811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279cm" svg:height="1.195cm" svg:x="1.582cm" svg:y="6.965cm">
          <draw:text-box>
            <text:p><text:span text:style-name="T2">Merge!</text:span></text:p>
          </draw:text-box>
        </draw:frame>
        <draw:connector draw:style-name="gr13" draw:text-style-name="P14" draw:layer="layout" draw:type="curve" svg:x1="7.066cm" svg:y1="6.509cm" svg:x2="9.382cm" svg:y2="8.493cm" svg:d="M7066 6509c0 1488 2316 496 2316 1984" svg:viewBox="0 0 2317 1985">
          <text:p/>
        </draw:connector>
        <draw:connector draw:style-name="gr13" draw:text-style-name="P14" draw:layer="layout" draw:type="curve" svg:x1="7.126cm" svg:y1="6.522cm" svg:x2="4.81cm" svg:y2="8.506cm" svg:d="M7126 6522c0 1488-2316 496-2316 1984" svg:viewBox="0 0 2317 1985">
          <text:p/>
        </draw:connector>
        <draw:connector draw:style-name="gr13" draw:text-style-name="P14" draw:layer="layout" draw:type="curve" svg:x1="15.766cm" svg:y1="6.523cm" svg:x2="18.082cm" svg:y2="8.507cm" svg:d="M15766 6523c0 1488 2316 496 2316 1984" svg:viewBox="0 0 2317 1985">
          <text:p/>
        </draw:connector>
        <draw:connector draw:style-name="gr13" draw:text-style-name="P14" draw:layer="layout" draw:type="curve" svg:x1="15.826cm" svg:y1="6.536cm" svg:x2="13.51cm" svg:y2="8.52cm" svg:d="M15826 6536c0 1488-2316 496-2316 1984" svg:viewBox="0 0 2317 1985">
          <text:p/>
        </draw:connector>
        <draw:custom-shape draw:style-name="gr4" draw:text-style-name="P10" draw:layer="layout" svg:width="1.651cm" svg:height="1.397cm" svg:x="4.795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119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795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45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126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803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472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79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795cm" svg:y="16.811cm"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119cm" svg:y="16.8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8.795cm" svg:y="16.8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472cm" svg:y="16.811cm"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449cm" svg:y="16.811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125cm" svg:y="16.8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802cm" svg:y="16.811cm"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7.478cm" svg:y="16.811cm">
          <text:p text:style-name="P9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3.094cm" svg:y="20.811cm">
          <draw:glue-point draw:id="4" svg:x="4.881cm" svg:y="4.931cm" draw:escape-direction="down"/>
          <text:p text:style-name="P9">24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771cm" svg:y="20.811cm">
          <text:p text:style-name="P9">8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719cm" svg:y="20.811cm">
          <draw:glue-point draw:id="4" svg:x="5.16cm" svg:y="4.931cm"/>
          <text:p text:style-name="P9">45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95cm" svg:y="20.811cm">
          <text:p text:style-name="P9">63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849cm" svg:y="20.811cm">
          <draw:glue-point draw:id="4" svg:x="4.93cm" svg:y="4.931cm"/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3.525cm" svg:y="20.811cm">
          <text:p text:style-name="P9">3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402cm" svg:y="20.811cm">
          <draw:glue-point draw:id="4" svg:x="5.045cm" svg:y="4.931cm"/>
          <text:p text:style-name="P9">50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8.078cm" svg:y="20.811cm">
          <text:p text:style-name="P9">96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279cm" svg:height="1.195cm" svg:x="1.596cm" svg:y="18.965cm">
          <draw:text-box>
            <text:p><text:span text:style-name="T2">Merge!</text:span></text:p>
          </draw:text-box>
        </draw:frame>
        <draw:connector draw:style-name="gr13" draw:text-style-name="P14" draw:layer="layout" draw:type="curve" svg:x1="7.08cm" svg:y1="18.509cm" svg:x2="9.396cm" svg:y2="20.493cm" svg:d="M7080 18509c0 1488 2316 496 2316 1984" svg:viewBox="0 0 2317 1985">
          <text:p/>
        </draw:connector>
        <draw:connector draw:style-name="gr13" draw:text-style-name="P14" draw:layer="layout" draw:type="curve" svg:x1="7.14cm" svg:y1="18.522cm" svg:x2="4.824cm" svg:y2="20.506cm" svg:d="M7140 18522c0 1488-2316 496-2316 1984" svg:viewBox="0 0 2317 1985">
          <text:p/>
        </draw:connector>
        <draw:connector draw:style-name="gr13" draw:text-style-name="P14" draw:layer="layout" draw:type="curve" svg:x1="15.78cm" svg:y1="18.523cm" svg:x2="18.096cm" svg:y2="20.507cm" svg:d="M15780 18523c0 1488 2316 496 2316 1984" svg:viewBox="0 0 2317 1985">
          <text:p/>
        </draw:connector>
        <draw:connector draw:style-name="gr13" draw:text-style-name="P14" draw:layer="layout" draw:type="curve" svg:x1="15.84cm" svg:y1="18.536cm" svg:x2="13.524cm" svg:y2="20.52cm" svg:d="M15840 18536c0 1488-2316 496-2316 1984" svg:viewBox="0 0 2317 1985">
          <text:p/>
        </draw:connector>
      </draw:page>
      <draw:page draw:name="page12" draw:style-name="dp1" draw:master-page-name="Default">
        <draw:custom-shape draw:style-name="gr4" draw:text-style-name="P10" draw:layer="layout" svg:width="1.651cm" svg:height="1.397cm" svg:x="4.509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833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509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1.164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84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517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6.186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6.193cm" svg:y="1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3.509cm" svg:y="5.811cm">
          <text:p text:style-name="P15">24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6.833cm" svg:y="5.811cm">
          <text:p text:style-name="P15">63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8.509cm" svg:y="5.811cm">
          <text:p text:style-name="P15">8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5.186cm" svg:y="5.811cm">
          <text:p text:style-name="P15">4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2.163cm" svg:y="5.811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3.839cm" svg:y="5.811cm">
          <text:p text:style-name="P15">31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5.516cm" svg:y="5.811cm">
          <text:p text:style-name="P15">50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7.192cm" svg:y="5.811cm">
          <text:p text:style-name="P15">96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4.309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7.633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9.309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0.964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2.64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4.317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5.986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651cm" svg:height="1.397cm" svg:x="15.993cm" svg:y="9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3.309cm" svg:y="13.811cm">
          <text:p text:style-name="P15">24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6.633cm" svg:y="13.811cm">
          <text:p text:style-name="P15">63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8.309cm" svg:y="13.811cm">
          <text:p text:style-name="P15">8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4.986cm" svg:y="13.811cm">
          <text:p text:style-name="P15">4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1.963cm" svg:y="13.811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3.639cm" svg:y="13.811cm">
          <text:p text:style-name="P15">31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5.316cm" svg:y="13.811cm">
          <text:p text:style-name="P15">50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6.992cm" svg:y="13.811cm">
          <text:p text:style-name="P15">96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279cm" svg:height="1.195cm" svg:x="3.11cm" svg:y="11.965cm">
          <draw:text-box>
            <text:p text:style-name="P17"><text:span text:style-name="T2">Merge!</text:span></text:p>
          </draw:text-box>
        </draw:frame>
        <draw:connector draw:style-name="gr13" draw:text-style-name="P14" draw:layer="layout" draw:type="curve" svg:x1="10.937cm" svg:y1="11.523cm" svg:x2="15.351cm" svg:y2="13.507cm" svg:d="M10937 11523c0 1488 4414 496 4414 1984" svg:viewBox="0 0 4415 1985">
          <text:p/>
        </draw:connector>
        <draw:connector draw:style-name="gr13" draw:text-style-name="P14" draw:layer="layout" draw:type="curve" svg:x1="11.052cm" svg:y1="11.536cm" svg:x2="6.638cm" svg:y2="13.52cm" svg:d="M11052 11536c0 1488-4414 496-4414 1984" svg:viewBox="0 0 4415 1985">
          <text:p/>
        </draw:connector>
        <draw:custom-shape draw:style-name="gr4" draw:text-style-name="P16" draw:layer="layout" svg:width="1.651cm" svg:height="1.397cm" svg:x="4.323cm" svg:y="17.811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7.647cm" svg:y="17.811cm">
          <text:p text:style-name="P15">31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9.323cm" svg:y="17.811cm">
          <text:p text:style-name="P15">4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0.978cm" svg:y="17.811cm">
          <text:p text:style-name="P15">50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2.654cm" svg:y="17.811cm">
          <text:p text:style-name="P15">63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4.331cm" svg:y="17.811cm">
          <text:p text:style-name="P15">8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6cm" svg:y="17.811cm">
          <text:p text:style-name="P15">24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6.007cm" svg:y="17.811cm">
          <text:p text:style-name="P15">96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3.323cm" svg:y="21.811cm">
          <text:p text:style-name="P15">24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6.647cm" svg:y="21.811cm">
          <text:p text:style-name="P15">63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8.323cm" svg:y="21.811cm">
          <text:p text:style-name="P15">8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5cm" svg:y="21.811cm">
          <text:p text:style-name="P15">4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1.977cm" svg:y="21.811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3.653cm" svg:y="21.811cm">
          <text:p text:style-name="P15">31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5.33cm" svg:y="21.811cm">
          <text:p text:style-name="P15">50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7.006cm" svg:y="21.811cm">
          <text:p text:style-name="P15">96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279cm" svg:height="1.195cm" svg:x="3.124cm" svg:y="19.965cm">
          <draw:text-box>
            <text:p text:style-name="P17"><text:span text:style-name="T2">Merge!</text:span></text:p>
          </draw:text-box>
        </draw:frame>
        <draw:connector draw:style-name="gr13" draw:text-style-name="P14" draw:layer="layout" draw:type="curve" svg:x1="10.951cm" svg:y1="19.523cm" svg:x2="15.365cm" svg:y2="21.507cm" svg:d="M10951 19523c0 1488 4414 496 4414 1984" svg:viewBox="0 0 4415 1985">
          <text:p/>
        </draw:connector>
        <draw:connector draw:style-name="gr13" draw:text-style-name="P14" draw:layer="layout" draw:type="curve" svg:x1="11.066cm" svg:y1="19.536cm" svg:x2="6.652cm" svg:y2="21.52cm" svg:d="M11066 19536c0 1488-4414 496-4414 1984" svg:viewBox="0 0 4415 1985">
          <text:p/>
        </draw:connector>
        <draw:custom-shape draw:style-name="gr4" draw:text-style-name="P16" draw:layer="layout" svg:width="1.651cm" svg:height="1.397cm" svg:x="4.323cm" svg:y="25.811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7.647cm" svg:y="25.811cm">
          <text:p text:style-name="P15">31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9.323cm" svg:y="25.811cm">
          <text:p text:style-name="P15">4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0.978cm" svg:y="25.811cm">
          <text:p text:style-name="P15">50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2.654cm" svg:y="25.811cm">
          <text:p text:style-name="P15">63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4.331cm" svg:y="25.811cm">
          <text:p text:style-name="P15">85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6cm" svg:y="25.811cm">
          <text:p text:style-name="P15">24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651cm" svg:height="1.397cm" svg:x="16.007cm" svg:y="25.811cm">
          <text:p text:style-name="P15">96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4" draw:text-style-name="P2" xml:id="id120" draw:id="id120" draw:layer="layout" svg:width="6.477cm" svg:height="1.27cm" svg:x="4.429cm" svg:y="2.65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5" draw:text-style-name="P2" xml:id="id121" draw:id="id121" draw:layer="layout" svg:width="3.275cm" svg:height="1.27cm" svg:x="2.729cm" svg:y="5.651cm">
          <text:p text:style-name="P1">n/2</text:p>
          <draw:enhanced-geometry svg:viewBox="0 0 21600 21600" draw:type="rectangle" draw:enhanced-path="M 0 0 L 21600 0 21600 21600 0 21600 0 0 Z N"/>
        </draw:custom-shape>
        <draw:custom-shape draw:style-name="gr15" draw:text-style-name="P2" xml:id="id122" draw:id="id122" draw:layer="layout" svg:width="3.275cm" svg:height="1.27cm" svg:x="9.329cm" svg:y="5.651cm">
          <text:p text:style-name="P1">n/2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4" draw:id="id124" draw:layer="layout" svg:width="1.681cm" svg:height="1.27cm" svg:x="1.729cm" svg:y="8.651cm">
          <text:p text:style-name="P1">n/4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6" draw:id="id126" draw:layer="layout" svg:width="1.681cm" svg:height="1.27cm" svg:x="5.129cm" svg:y="8.651cm">
          <text:p text:style-name="P1">n/4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3" draw:id="id123" draw:layer="layout" svg:width="1.681cm" svg:height="1.27cm" svg:x="8.529cm" svg:y="8.651cm">
          <text:p text:style-name="P1">n/4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5" draw:id="id125" draw:layer="layout" svg:width="1.681cm" svg:height="1.27cm" svg:x="11.829cm" svg:y="8.651cm">
          <text:p text:style-name="P1">n/4</text:p>
          <draw:enhanced-geometry svg:viewBox="0 0 21600 21600" draw:type="rectangle" draw:enhanced-path="M 0 0 L 21600 0 21600 21600 0 21600 0 0 Z N"/>
        </draw:custom-shape>
        <draw:connector draw:style-name="gr17" draw:text-style-name="P18" draw:layer="layout" draw:type="line" svg:x1="7.667cm" svg:y1="3.921cm" svg:x2="4.366cm" svg:y2="5.651cm" draw:start-shape="id120" draw:start-glue-point="2" draw:end-shape="id121" draw:end-glue-point="0" svg:d="M7667 3921l-3301 1730" svg:viewBox="0 0 3302 1731">
          <text:p/>
        </draw:connector>
        <draw:connector draw:style-name="gr17" draw:text-style-name="P18" draw:layer="layout" draw:type="line" svg:x1="7.667cm" svg:y1="3.921cm" svg:x2="10.966cm" svg:y2="5.651cm" draw:start-shape="id120" draw:start-glue-point="2" draw:end-shape="id122" draw:end-glue-point="0" svg:d="M7667 3921l3299 1730" svg:viewBox="0 0 3300 1731">
          <text:p/>
        </draw:connector>
        <draw:connector draw:style-name="gr17" draw:text-style-name="P18" draw:layer="layout" draw:type="line" svg:x1="10.966cm" svg:y1="6.921cm" svg:x2="9.369cm" svg:y2="8.651cm" draw:start-shape="id122" draw:start-glue-point="2" draw:end-shape="id123" draw:end-glue-point="0" svg:d="M10966 6921l-1597 1730" svg:viewBox="0 0 1598 1731">
          <text:p/>
        </draw:connector>
        <draw:connector draw:style-name="gr17" draw:text-style-name="P18" draw:layer="layout" draw:type="line" svg:x1="4.366cm" svg:y1="6.921cm" svg:x2="2.569cm" svg:y2="8.651cm" draw:start-shape="id121" draw:start-glue-point="2" draw:end-shape="id124" draw:end-glue-point="0" svg:d="M4366 6921l-1797 1730" svg:viewBox="0 0 1798 1731">
          <text:p/>
        </draw:connector>
        <draw:connector draw:style-name="gr17" draw:text-style-name="P18" draw:layer="layout" draw:type="line" svg:x1="10.966cm" svg:y1="6.921cm" svg:x2="12.669cm" svg:y2="8.651cm" draw:start-shape="id122" draw:start-glue-point="2" draw:end-shape="id125" draw:end-glue-point="0" svg:d="M10966 6921l1703 1730" svg:viewBox="0 0 1704 1731">
          <text:p/>
        </draw:connector>
        <draw:connector draw:style-name="gr17" draw:text-style-name="P18" draw:layer="layout" draw:type="line" svg:x1="4.366cm" svg:y1="6.921cm" svg:x2="5.969cm" svg:y2="8.651cm" draw:start-shape="id121" draw:start-glue-point="2" draw:end-shape="id126" draw:end-glue-point="0" svg:d="M4366 6921l1603 1730" svg:viewBox="0 0 1604 1731">
          <text:p/>
        </draw:connector>
        <draw:line draw:style-name="gr18" draw:text-style-name="P5" draw:layer="layout" svg:x1="2.524cm" svg:y1="9.89cm" svg:x2="1.762cm" svg:y2="10.652cm">
          <text:p/>
        </draw:line>
        <draw:line draw:style-name="gr18" draw:text-style-name="P5" draw:layer="layout" svg:x1="2.524cm" svg:y1="9.89cm" svg:x2="3.286cm" svg:y2="10.652cm">
          <text:p/>
        </draw:line>
        <draw:line draw:style-name="gr18" draw:text-style-name="P5" draw:layer="layout" svg:x1="5.924cm" svg:y1="9.89cm" svg:x2="5.162cm" svg:y2="10.652cm">
          <text:p/>
        </draw:line>
        <draw:line draw:style-name="gr18" draw:text-style-name="P5" draw:layer="layout" svg:x1="5.924cm" svg:y1="9.89cm" svg:x2="6.686cm" svg:y2="10.652cm">
          <text:p/>
        </draw:line>
        <draw:line draw:style-name="gr18" draw:text-style-name="P5" draw:layer="layout" svg:x1="9.324cm" svg:y1="9.89cm" svg:x2="8.562cm" svg:y2="10.652cm">
          <text:p/>
        </draw:line>
        <draw:line draw:style-name="gr18" draw:text-style-name="P5" draw:layer="layout" svg:x1="9.324cm" svg:y1="9.89cm" svg:x2="10.086cm" svg:y2="10.652cm">
          <text:p/>
        </draw:line>
        <draw:line draw:style-name="gr18" draw:text-style-name="P5" draw:layer="layout" svg:x1="12.724cm" svg:y1="9.89cm" svg:x2="11.962cm" svg:y2="10.652cm">
          <text:p/>
        </draw:line>
        <draw:line draw:style-name="gr18" draw:text-style-name="P5" draw:layer="layout" svg:x1="12.724cm" svg:y1="9.89cm" svg:x2="13.486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07:17:59.527723627</meta:creation-date>
    <meta:generator>LibreOffice/6.2.6.2$Linux_X86_64 LibreOffice_project/20$Build-2</meta:generator>
    <dc:date>2019-09-12T08:55:20.691518548</dc:date>
    <meta:editing-duration>PT16M20S</meta:editing-duration>
    <meta:editing-cycles>3</meta:editing-cycles>
    <meta:document-statistic meta:object-count="755"/>
  </office:meta>
</office:document-meta>
</file>